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f1eba" officeooo:paragraph-rsid="006f1eba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61d3c5" officeooo:paragraph-rsid="00705432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6f1e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40511125474000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/text:p>
          </table:table-cell>
        </table:table-row>
      </table:table>
      <text:p text:style-name="Standard"/>
      <text:p text:style-name="P3">Consumo enerxético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0934104192">
          <table:table-cell table:style-name="Tabla4.A1" office:value-type="string">
            <text:p text:style-name="P5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Un disco duro <text:s/>de 2TiB ten unha potencia de traballo media de 8W. Se o temos en funcionamento 24 horas ao día, cal é o seu gasto eléctrico mensual (30 días) se a compañía eléctrica cóbranos 0,20 euros por cada kWh?</text:span></text:p>
          </table:table-cell>
        </table:table-row>
        <table:table-row table:style-name="TableLine140511181626368"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 table:style-name="TableLine140511181693616">
          <table:table-cell table:style-name="Tabla4.A3" table:number-columns-spanned="2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9:06.457686099</dc:date>
    <meta:editing-duration>PT9H17M17S</meta:editing-duration>
    <meta:editing-cycles>160</meta:editing-cycles>
    <meta:generator>LibreOffice/7.2.1.2$MacOSX_X86_64 LibreOffice_project/87b77fad49947c1441b67c559c339af8f3517e22</meta:generator>
    <meta:document-statistic meta:table-count="2" meta:image-count="2" meta:object-count="0" meta:page-count="1" meta:paragraph-count="7" meta:word-count="47" meta:character-count="250" meta:non-whitespace-character-count="206"/>
  </office:meta>
</office:document-meta>
</file>